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properties fo:font-variant="normal" fo:text-transform="none" fo:color="#333333" style:font-name="Segoe UI" fo:font-size="10.5pt" fo:letter-spacing="normal" fo:font-style="normal" fo:font-weight="normal"/>
    </style:style>
    <style:style style:name="P2"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3"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6"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bold" style:font-style-asian="normal" style:font-weight-asian="bold" style:font-style-complex="normal" style:font-weight-complex="bold"/>
    </style:style>
    <style:style style:name="P7" style:family="paragraph" style:parent-style-name="Text_20_body">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P8" style:family="paragraph" style:parent-style-name="Text_20_body">
      <style:paragraph-properties fo:margin-top="0cm" fo:margin-bottom="0cm" fo:line-height="100%" fo:text-align="justify" style:justify-single-word="false"/>
    </style:style>
    <style:style style:name="P9" style:family="paragraph" style:parent-style-name="Standard">
      <style:paragraph-properties fo:margin-top="0cm" fo:margin-bottom="0cm" fo:text-align="justify" style:justify-single-word="false"/>
      <style:text-properties style:font-name="Segoe UI" fo:font-size="11pt" fo:font-weight="normal" style:font-size-asian="11pt" style:font-weight-asian="normal" style:font-size-complex="11pt" style:font-weight-complex="normal"/>
    </style:style>
    <style:style style:name="P10" style:family="paragraph" style:parent-style-name="Standard">
      <style:paragraph-properties fo:margin-top="0cm" fo:margin-bottom="0cm" fo:text-align="justify" style:justify-single-word="false"/>
    </style:style>
    <style:style style:name="P11" style:family="paragraph" style:parent-style-name="Standard">
      <style:paragraph-properties fo:margin-top="0cm" fo:margin-bottom="0cm"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Segoe UI" fo:font-size="20pt" style:font-size-asian="20pt" style:font-size-complex="20pt"/>
    </style:style>
    <style:style style:name="P13" style:family="paragraph" style:parent-style-name="Standard">
      <style:paragraph-properties fo:text-align="justify" style:justify-single-word="false"/>
      <style:text-properties style:font-name="Segoe UI" fo:font-size="11pt" style:font-size-asian="11pt" style:font-size-complex="11pt"/>
    </style:style>
    <style:style style:name="P14" style:family="paragraph" style:parent-style-name="Standard">
      <style:paragraph-properties fo:line-height="100%"/>
      <style:text-properties style:font-name="Segoe UI" fo:font-size="11pt" style:font-size-asian="11pt" style:font-size-complex="11pt"/>
    </style:style>
    <style:style style:name="P15"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8" style:family="paragraph" style:parent-style-name="Text_20_body" style:list-style-name="L1">
      <style:paragraph-properties fo:margin-top="0cm" fo:margin-bottom="0cm" fo:line-height="100%"/>
      <style:text-properties fo:font-variant="normal" fo:text-transform="none" fo:color="#333333" style:font-name="Segoe UI" fo:font-size="10.5pt" fo:letter-spacing="normal" fo:font-style="normal" fo:font-weight="normal"/>
    </style:style>
    <style:style style:name="P19" style:family="paragraph" style:parent-style-name="Text_20_body" style:list-style-name="L2">
      <style:paragraph-properties fo:margin-top="0cm" fo:margin-bottom="0cm"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0" style:family="paragraph" style:parent-style-name="Text_20_body" style:list-style-name="L1">
      <style:paragraph-properties fo:margin-top="0cm" fo:margin-bottom="0cm" fo:line-height="100%"/>
      <style:text-properties fo:font-variant="normal" fo:text-transform="none" fo:color="#333333" style:font-name="Segoe UI" fo:font-size="10.5pt" fo:letter-spacing="normal" fo:font-style="normal" fo:font-weight="bold" style:font-weight-asian="bold" style:font-weight-complex="bold"/>
    </style:style>
    <style:style style:name="P21" style:family="paragraph" style:parent-style-name="Text_20_body">
      <style:paragraph-properties fo:margin-top="0cm" fo:margin-bottom="0cm" fo:line-height="100%"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font-variant="normal" fo:text-transform="none" fo:color="#333333" style:font-name="Segoe UI" fo:font-size="10.5pt" fo:letter-spacing="normal" fo:font-style="normal"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T10" style:family="text">
      <style:text-properties fo:font-variant="normal" fo:text-transform="none" fo:color="#333333" style:font-name="Segoe UI" fo:font-size="10.5pt" fo:letter-spacing="normal" fo:font-style="normal" style:font-size-asian="10.5pt" style:font-style-asian="normal" style:font-size-complex="10.5pt" style:font-style-complex="normal"/>
    </style:style>
    <style:style style:name="T11" style:family="text">
      <style:text-properties fo:color="#428bca" style:text-line-through-style="none" style:text-underline-style="none" style:text-blinking="false"/>
    </style:style>
    <style:style style:name="T12" style:family="text">
      <style:text-properties fo:font-style="italic" style:font-style-asian="italic" style:font-style-complex="italic"/>
    </style:style>
    <style:style style:name="T13" style:family="text">
      <style:text-properties style:font-name="Segoe UI" fo:font-size="10.5pt" style:font-size-asian="10.5pt" style:font-size-complex="10.5pt"/>
    </style:style>
    <style:style style:name="T14" style:family="text">
      <style:text-properties style:font-name="Segoe UI" fo:font-size="10.5pt" fo:font-weight="normal" style:font-size-asian="10.5pt" style:font-weight-asian="normal" style:font-size-complex="10.5pt" style:font-weight-complex="normal"/>
    </style:style>
    <style:style style:name="T15" style:family="text">
      <style:text-properties fo:font-weight="normal" style:font-weight-asian="normal" style:font-weight-complex="normal"/>
    </style:style>
    <style:style style:name="T16" style:family="text">
      <style:text-properties fo:color="#000080" style:font-name="Segoe UI" fo:font-size="10.5pt" fo:language="zxx" fo:country="none" style:text-underline-style="solid" style:text-underline-width="auto" style:text-underline-color="font-color" style:font-size-asian="10.5pt" style:language-asian="zxx" style:country-asian="none" style:font-size-complex="10.5pt"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ui Cheng</text:p>
      <text:p text:style-name="P13"><text:span text:style-name="T2">Phone</text:span>: (+61) 421 347 129 <text:s/></text:p>
      <text:p text:style-name="P13"><text:span text:style-name="T2">Email</text:span>: <text:a xlink:type="simple" xlink:href="mailto:ktei2008@gmail.com" text:style-name="Internet_20_link" text:visited-style-name="Visited_20_Internet_20_Link">ktei2008@gmail.com</text:a></text:p>
      <text:p text:style-name="P13"><text:span text:style-name="T2">Address</text:span>: 6/8 Cottonwood Crescent Macquarie Park, Sydney 2113</text:p>
      <text:p text:style-name="P13"/>
      <text:p text:style-name="P16">Objective</text:p>
      <text:p text:style-name="P17">I love programming which always gives me fun and a sense of accomplishment. Therefore, I chose IT as my major and started my first part-time job in a small IT company. I enjoy the moment when my work is appreciated by end users because that shows my value of my professional skills. Most importantly, I think my background perfectly fits what your job requirement describes for the following reasons.</text:p>
      <text:p text:style-name="P15"/>
      <text:p text:style-name="P16">Experiences</text:p>
      <text:p text:style-name="P9"><text:a xlink:type="simple" xlink:href="http://www.ryarc.com/" text:style-name="Internet_20_link" text:visited-style-name="Visited_20_Internet_20_Link"><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10"><text:span text:style-name="Emphasis"><text:span text:style-name="T5">Ryarc is a company which develops digital signage software. Our main product is CampaignManager (CM). This is a very competent product in digital signage market. In fact, Intel has been very interested in it and has bought our codebase license to build their product.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6">My main contribution to the product includes:</text:span></text:span></text:p>
      <text:list xml:id="list7250642305946862619" text:style-name="L1">
        <text:list-item>
          <text:p text:style-name="P18">Several key modules for CM client side such as Schedule, Searching, History, Upgrader, Task, Zusa, etc. (main technologies include <text:span text:style-name="T2">WPF</text:span>, <text:span text:style-name="T2">WCF</text:span>, <text:span text:style-name="T2">Windows Service</text:span>)</text:p>
        </text:list-item>
        <text:list-item>
          <text:p text:style-name="P18">CM-related web applications such as <text:a xlink:type="simple" xlink:href="http://www.ryarc.net/ryarcmobile" text:style-name="Internet_20_link" text:visited-style-name="Visited_20_Internet_20_Link">RyarcMobile</text:a><text:span text:style-name="T11"> </text:span>and <text:a xlink:type="simple" xlink:href="http://www.ryarc.net/deus" text:style-name="Internet_20_link" text:visited-style-name="Visited_20_Internet_20_Link">DEUS</text:a> (main technologies include <text:span text:style-name="T2">ASP.NET MVC</text:span>, <text:span text:style-name="T2">HTML</text:span>, <text:span text:style-name="T2">CSS</text:span>, <text:span text:style-name="T2">jQuery, KnockoutJS, CoffeeScript</text:span>)</text:p>
        </text:list-item>
        <text:list-item>
          <text:p text:style-name="P20"><text:span text:style-name="T15">Android Player, which is our CM player running on </text:span>Android<text:span text:style-name="T15"> platform</text:span></text:p>
        </text:list-item>
        <text:list-item>
          <text:p text:style-name="P18">Daily bug fixing</text:p>
        </text:list-item>
        <text:list-item>
          <text:p text:style-name="P18">Code refactoring and optimization</text:p>
        </text:list-item>
        <text:list-item>
          <text:p text:style-name="P18">Build process design, scripting (main technologies include XML, InstallAware, MSBuild)</text:p>
        </text:list-item>
        <text:list-item>
          <text:p text:style-name="P18">Product localization</text:p>
        </text:list-item>
      </text:list>
      <text:p text:style-name="P1"/>
      <text:p text:style-name="P1"><text:span text:style-name="T2">Mapdata Interface</text:span> <text:span text:style-name="T12">Nov 2008 – Jun 2010 (Part-time)</text:span></text:p>
      <text:p text:style-name="P2">Mapdata Interface was a company focusing on providing car dealers with marketing strategy solutions. During the time I was working there, my main duties were:</text:p>
      <text:list xml:id="list7200684992613386203" text:style-name="L2">
        <text:list-item>
          <text:p text:style-name="P19">Working as a web developer who assisted the company to maintain and expand a website named Bizcard which helped users to sort out their customer relationships</text:p>
        </text:list-item>
        <text:list-item>
          <text:p text:style-name="P19">Using SQL database to generate sales analysis reports for car dealers, as well as visual data presented as maps</text:p>
        </text:list-item>
      </text:list>
      <text:p text:style-name="P2"/>
      <text:p text:style-name="P6">When I'm Not in Office</text:p>
      <text:p text:style-name="P8"><text:span text:style-name="T7">My enthusiasm of programming does not stop outside the office. I'm also one of the main developers of </text:span><text:a xlink:type="simple" xlink:href="http://www.themakeupsocial.com/" text:style-name="Internet_20_link" text:visited-style-name="Visited_20_Internet_20_Link"><text:span text:style-name="T16">http://www.themakeupsocial.com</text:span></text:a><text:span text:style-name="T13">, which serves as a social beauty sharing network for women.</text:span><text:span text:style-name="T8"> We build this website using </text:span><text:span text:style-name="T7">PHP</text:span><text:span text:style-name="T8"> (laravel framework) + </text:span><text:span text:style-name="T7">MySQL</text:span><text:span text:style-name="T8"> for back-end and </text:span><text:span text:style-name="T9">Bootstrap 3 </text:span><text:span text:style-name="T8">+ </text:span><text:span text:style-name="T9">jQuery</text:span><text:span text:style-name="T8"> + </text:span><text:span text:style-name="T9">KnockoutJS</text:span><text:span text:style-name="T8"> for front-end. In the meantime, I'm spending some of my leisure time building Android client app for this website, not because I want to earn any profit, just simply because I love programming. The app has not been released yet but a demo can be shown during interview.</text:span></text:p>
      <text:p text:style-name="P5"/>
      <text:p text:style-name="P8"><text:span text:style-name="T8">Besides, I'm also a main developer who built </text:span><text:a xlink:type="simple" xlink:href="http://tracksift.com/" text:style-name="Internet_20_link" text:visited-style-name="Visited_20_Internet_20_Link"><text:span text:style-name="T14">http://tracksift.com</text:span></text:a><text:span text:style-name="T8"> (I'm not the owner of this site). This website is written in </text:span><text:span text:style-name="T7">PHP</text:span><text:span text:style-name="T8"> (laravel framework) and </text:span><text:span text:style-name="T9">KnockoutJS</text:span><text:span text:style-name="T8">. It allows users (mostly DJs) to upload their song tracks using Soundcloud API and discuss about their songs.</text:span></text:p>
      <text:p text:style-name="P5"/>
      <text:p text:style-name="P7">My Online CV</text:p>
      <text:p text:style-name="P8"><text:span text:style-name="T7">I built my online CV here: </text:span><text:a xlink:type="simple" xlink:href="http://morethannerds.herokuapp.com/#/cv" text:style-name="Internet_20_link" text:visited-style-name="Visited_20_Internet_20_Link"><text:span text:style-name="T16">http://morethannerds.herokuapp.com/#/cv</text:span></text:a><text:span text:style-name="T10"> </text:span><text:span text:style-name="T7">Please feel free to visit it. Note that this is a free cloud server so it might be slow when you open it the first time. I built this site with Ruby on Rails + AngularJS. GitHub repository link: </text:span><text:a xlink:type="simple" xlink:href="https://github.com/ktei/MoreThanNerds" text:style-name="Internet_20_link" text:visited-style-name="Visited_20_Internet_20_Link"><text:span text:style-name="T16">https://github.com/ktei/MoreThanNerds</text:span></text:a><text:span text:style-name="T7"> </text:span></text:p>
      <text:p text:style-name="P7"/>
      <text:p text:style-name="P11">Education</text:p>
      <text:p text:style-name="P3"><text:span text:style-name="T1">University of New South Wales</text:span> <text:span text:style-name="T12">(2008 – 2010)</text:span></text:p>
      <text:p text:style-name="P4">Degree: Master of Information Technology</text:p>
      <text:p text:style-name="P4">Academic Performance: Distinction</text:p>
      <text:p text:style-name="P4"/>
      <text:p text:style-name="P11">Skills</text:p>
      <text:p text:style-name="P3"><text:soft-page-break/>Strongly typed languages: <text:span text:style-name="T1">C#, Java</text:span></text:p>
      <text:p text:style-name="P3">Weakly typed languages: <text:span text:style-name="T1">JavaScript, PHP</text:span></text:p>
      <text:p text:style-name="P4">Mobile development: <text:span text:style-name="T2">Android</text:span></text:p>
      <text:p text:style-name="P3">Desktop development: <text:span text:style-name="T1">WPF</text:span></text:p>
      <text:p text:style-name="P3">Web back-end development: <text:span text:style-name="T1">ASP.NET MVC, PHP (Laravel)</text:span></text:p>
      <text:p text:style-name="P3">Web front-end development: <text:span text:style-name="T1">HTML, jQuery, KnockoutJS, CSS, LESS</text:span></text:p>
      <text:p text:style-name="P3">Database: <text:span text:style-name="T1">MS SQL Server, MySQL, SQLite</text:span></text:p>
      <text:p text:style-name="P3">Version control: <text:span text:style-name="T1">TFS, Git</text:span></text:p>
      <text:p text:style-name="P3"/>
      <text:p text:style-name="P11">References</text:p>
      <text:p text:style-name="P3">References available upon reques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i Cheng</meta:initial-creator>
    <meta:creation-date>2013-10-29T18:46:09.37</meta:creation-date>
    <dc:date>2014-05-22T18:51:14</dc:date>
    <meta:editing-duration>PT1H45M31S</meta:editing-duration>
    <meta:editing-cycles>50</meta:editing-cycles>
    <meta:generator>OpenOffice/4.1.0$Unix OpenOffice.org_project/410m18$Build-9764</meta:generator>
    <meta:document-statistic meta:table-count="0" meta:image-count="0" meta:object-count="0" meta:page-count="2" meta:paragraph-count="40" meta:word-count="618" meta:character-count="3858"/>
    <dc:creator>Rui Cheng</dc:creator>
  </office:meta>
</office:document-meta>
</file>